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PingFang SC" svg:font-family="'PingFang SC'"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bold" officeooo:rsid="00051778" officeooo:paragraph-rsid="00051778" style:font-weight-asian="bold" style:font-weight-complex="bold"/>
    </style:style>
    <style:style style:name="P2" style:family="paragraph" style:parent-style-name="Standard">
      <style:text-properties fo:font-weight="normal" officeooo:rsid="00051778" officeooo:paragraph-rsid="00051778" style:font-weight-asian="normal" style:font-weight-complex="normal"/>
    </style:style>
    <style:style style:name="P3" style:family="paragraph" style:parent-style-name="Standard">
      <style:text-properties fo:font-weight="bold" officeooo:rsid="0002ac3a" officeooo:paragraph-rsid="0002ac3a" style:font-weight-asian="bold" style:font-weight-complex="bold"/>
    </style:style>
    <style:style style:name="P4" style:family="paragraph" style:parent-style-name="Standard">
      <style:text-properties fo:font-weight="normal" officeooo:rsid="0002ac3a" officeooo:paragraph-rsid="0002ac3a" style:font-weight-asian="normal" style:font-weight-complex="normal"/>
    </style:style>
    <style:style style:name="P5" style:family="paragraph" style:parent-style-name="Standard">
      <style:text-properties fo:font-weight="bold" officeooo:rsid="00045571" officeooo:paragraph-rsid="00045571" style:font-weight-asian="bold" style:font-weight-complex="bold"/>
    </style:style>
    <style:style style:name="P6" style:family="paragraph" style:parent-style-name="Standard">
      <style:text-properties fo:font-weight="normal" officeooo:rsid="00045571" officeooo:paragraph-rsid="00045571" style:font-weight-asian="normal" style:font-weight-complex="normal"/>
    </style:style>
    <style:style style:name="T1" style:family="text">
      <style:text-properties officeooo:rsid="0004557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Main number frequency Python</text:p>
      <text:p text:style-name="P2">Each row of the current file corresponds to a Eurojackpot pick. In particular, the columns Z1,Z2,Z3,Z4,Z5 represent the main numbers out of 50. Please provide a python script which computes the empirical absolute frequency and the empricial relative frequency of each main number 1 to 50. Provide the following output into the already existing folder Number_Frequency_Analysis:</text:p>
      <text:p text:style-name="P2"/>
      <text:p text:style-name="P2">A csv file comprising the absolute frequencies and the relative frequencies of the numbers 1 to 50.</text:p>
      <text:p text:style-name="P3"/>
      <text:p text:style-name="P3">Sum number analysis <text:span text:style-name="T1">Python</text:span></text:p>
      <text:p text:style-name="P4">In /Users/tobi/Documents/Lotto/Lotto_Website/Data_Analysis/Data, you find a csv file drawing_results_20250808.csv, whereas each row corresponds to a single eurojackpot pick. The columns Z1, Z2, Z3, Z4, Z5 correspond to the 5 main numbers out of 50 while the columns EZ1, EZ2 correspond to the euro numbers. Based on this file, you should generate a python script which performs the following statistical analysis.</text:p>
      <text:p text:style-name="P4">1. Generate a csv and a png comprising the empirical historical distribution of the sum of the main numbers per pick;</text:p>
      <text:p text:style-name="P4">2. Generate a csv and a png comprising the theoretically expected distribution of the sum of the main numbers per pick;</text:p>
      <text:p text:style-name="P4">3. Generate a csv and a png comprising the empirical historical distribution of the sum of the euro numbers per pick, whereas the picks are taken from the date range 2012-03-23 until 2014-10-03; the euro numbers are taken out of 8;</text:p>
      <text:p text:style-name="P4">4. Generate a csv and a png comprising the theoretically expected distribution of the sum of the euro numbers per pick, whereas the picks are taken from the date range 2012-03-23 until 2014-10-03; the euro numbers are taken out of 8;</text:p>
      <text:p text:style-name="P4">5. Generate a csv and a png comprising the empirical historical distribution of the sum of the euro numbers per pick, whereas the picks are taken from the date range 2014-10-10 until 2022-03-18; the euro numbers are taken out of 10;</text:p>
      <text:p text:style-name="P4">6. Generate a csv and a png comprising the theoretically expected distribution of the sum of the euro numbers per pick, whereas the picks are taken from the date range 2014-10-10 until 2022-03-18; the euro numbers are taken out of 10;</text:p>
      <text:p text:style-name="P4">7. Generate a csv and a png comprising the empirical historical distribution of the sum of the euro numbers per pick, whereas the picks are taken from the date range 2022-03-25 until now; the euro numbers are taken out of 12;</text:p>
      <text:p text:style-name="P4">8. Generate a csv and a png comprising the theoretically expected distribution of the sum of the euro numbers per pick, whereas the picks are taken from the date range 2022-03-25 until now; the euro numbers are taken out of 12;</text:p>
      <text:p text:style-name="P4">Write all results into the drawer /Users/tobi/Documents/Lotto/Lotto_Website/Data_Analysis/Sum_Number_Analysis</text:p>
      <text:p text:style-name="P4"/>
      <text:p text:style-name="P4">In /Users/tobi/Documents/Lotto/Lotto_Website/Data_Analysis/Data, you find a csv file drawing_results_20250808.csv, whereas each row corresponds to a single eurojackpot pick. The columns Z1, Z2, Z3, Z4, Z5 correspond to the 5 main numbers out of 50 while the columns EZ1, EZ2 correspond to the euro numbers. Based on this file, you should generate a python script which performs the following statistical analysis.</text:p>
      <text:p text:style-name="P4">1. Generate a csv and a png comprising the empirical historical distribution of the sum of the main numbers per pick;</text:p>
      <text:p text:style-name="P4">2. Generate a csv and a png comprising the theoretically expected distribution of the sum of the main numbers per pick; consider that the minimum possible sum is 1 + 2 + 3 + 4 + 5 = 15 and the maximum possible sum is 46 + 47 + 48 + 49 + 50; also consider that numbers can be drawn at most one time per pick.</text:p>
      <text:p text:style-name="P4"><text:soft-page-break/>3. Generate a csv and a png comprising the empirical historical distribution of the sum of the euro numbers per pick, whereas the picks are taken from the date range 2012-03-23 until 2014-10-03; the euro numbers are taken out of 8; </text:p>
      <text:p text:style-name="P4">4. Generate a csv and a png comprising the theoretically expected distribution of the sum of the euro numbers per pick, whereas the picks are taken from the date range 2012-03-23 until 2014-10-03; the euro numbers are taken out of 8; consider that the minimum possible sum is 1 + 2 = 3 and the maximum possible sum is 7 + 8; also consider that numbers can be drawn at most one time per pick.</text:p>
      <text:p text:style-name="P4">5. Generate a csv and a png comprising the empirical historical distribution of the sum of the euro numbers per pick, whereas the picks are taken from the date range 2014-10-10 until 2022-03-18; the euro numbers are taken out of 10;</text:p>
      <text:p text:style-name="P4">6. Generate a csv and a png comprising the theoretically expected distribution of the sum of the euro numbers per pick, whereas the picks are taken from the date range 2014-10-10 until 2022-03-18; the euro numbers are taken out of 10; consider that the minimum possible sum is 1 + 2 = 3 and the maximum possible sum is 9 + 10; also consider that numbers can be drawn at most one time per pick.</text:p>
      <text:p text:style-name="P4">7. Generate a csv and a png comprising the empirical historical distribution of the sum of the euro numbers per pick, whereas the picks are taken from the date range 2022-03-25 until now; the euro numbers are taken out of 12;</text:p>
      <text:p text:style-name="P4">8. Generate a csv and a png comprising the theoretically expected distribution of the sum of the euro numbers per pick, whereas the picks are taken from the date range 2022-03-25 until now; the euro numbers are taken out of 12; consider that the minimum possible sum is 1 + 2 = 3 and the maximum possible sum is 11 + 12; also consider that numbers can be drawn at most one time per pick.</text:p>
      <text:p text:style-name="P4">Write all results into the drawer /Users/tobi/Documents/Lotto/Lotto_Website/Data_Analysis/Sum_Number_Analysis</text:p>
      <text:p text:style-name="P4"/>
      <text:p text:style-name="P5">Integration of sum number analysis Website</text:p>
      <text:p text:style-name="P6">The website should now be amended with the following functionalities. When selecting "Sums", the user should be provided with the following graphical statistics to be generated with bootstrap (the data for generating all graphics are in folder /Users/tobi/Documents/Lotto/Lotto_Website/Data_Analysis/Sum_Number_Analysis).</text:p>
      <text:p text:style-name="P6">1. A histogram depicting the empirical sum distribution of the main numbers to be generated from the file main_numbers_empirical_sum_distribution.csv. The same histogram should depict the theoretical sum distribution of the main numbers to be generated from the file main_numbers_theoretical_sum_distribution.csv.</text:p>
      <text:p text:style-name="P6">2. Three histograms each depicting the empirical sum distribution of the euro numbers and the theoretical sum distribution of the euro numbers for a particular data range (2012_2014, 2014_2022, 2022_present). The first of the three histograms is generated from the file euro_numbers_2022_present_empirical_sum_distribution.csv and euro_numbers_2022_present_theoretical_sum_distribution.csv. The second of the three histograms is generated from the file euro_numbers_2014_2022_empirical_sum_distribution.csv and euro_numbers_2014_2022_theoretical_sum_distribution.csv. The third of the three histograms is generated from the file euro_numbers_2012_2014_empirical_sum_distribution.csv and euro_numbers_2012_2014_theoretical_sum_distribution.csv.</text:p>
      <text:p text:style-name="P6">Please provide the complete code of the websit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PingFang SC" svg:font-family="'PingFang SC'"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de" fo:country="DE" style:letter-kerning="true" style:font-name-asia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8-09T20:10:33.078824778</meta:creation-date>
    <meta:generator>LibreOffice/24.8.2.1$MacOSX_X86_64 LibreOffice_project/0f794b6e29741098670a3b95d60478a65d05ef13</meta:generator>
    <dc:date>2025-08-12T01:28:29.006560804</dc:date>
    <meta:editing-duration>P2DT3H36S</meta:editing-duration>
    <meta:editing-cycles>5</meta:editing-cycles>
    <meta:document-statistic meta:table-count="0" meta:image-count="0" meta:object-count="0" meta:page-count="2" meta:paragraph-count="29" meta:word-count="1100" meta:character-count="6943" meta:non-whitespace-character-count="5871"/>
  </office:meta>
</office:document-meta>
</file>